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hello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le-and-Content" presentation:presentation-page-layout-name="Master1-PPL2" draw:id="Slide-257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World</text:span><text:span text:style-name="a388" text:class-names=""/></text:p>
          </draw:text-box>
          <svg:title/>
          <svg:desc/>
        </draw:frame>
        <draw:frame draw:id="id66" presentation:style-name="a39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ello</dc:title>
    <meta:initial-creator>Nathan Harley Zimmerberg</meta:initial-creator>
    <dc:creator>Nathan Harley Zimmerberg</dc:creator>
    <meta:creation-date>2023-06-20T21:04:30Z</meta:creation-date>
    <dc:date>2023-06-20T21:05:51Z</dc:date>
    <meta:editing-cycles>1</meta:editing-cycles>
    <meta:editing-duration>PT80S</meta:editing-duration>
    <meta:document-statistic meta:paragraph-count="2" meta:word-count="2"/>
  </office:meta>
</office:document-meta>
</file>